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97bc" officeooo:paragraph-rsid="001b97bc"/>
    </style:style>
    <style:style style:name="P2" style:family="paragraph" style:parent-style-name="Standard">
      <style:text-properties officeooo:rsid="001c05a1" officeooo:paragraph-rsid="001c05a1"/>
    </style:style>
    <style:style style:name="P3" style:family="paragraph" style:parent-style-name="Standard">
      <style:text-properties officeooo:rsid="001e680c" officeooo:paragraph-rsid="001e680c"/>
    </style:style>
    <style:style style:name="P4" style:family="paragraph" style:parent-style-name="Standard">
      <style:text-properties officeooo:rsid="001e680c" officeooo:paragraph-rsid="001f68e0"/>
    </style:style>
    <style:style style:name="P5" style:family="paragraph" style:parent-style-name="Standard">
      <style:text-properties officeooo:rsid="00225f45" officeooo:paragraph-rsid="00225f45"/>
    </style:style>
    <style:style style:name="P6" style:family="paragraph" style:parent-style-name="Standard">
      <style:text-properties officeooo:rsid="0023a126" officeooo:paragraph-rsid="0023a126"/>
    </style:style>
    <style:style style:name="P7" style:family="paragraph" style:parent-style-name="Standard">
      <style:text-properties officeooo:rsid="0023b896" officeooo:paragraph-rsid="0023b896"/>
    </style:style>
    <style:style style:name="P8" style:family="paragraph" style:parent-style-name="Standard">
      <style:paragraph-properties fo:break-before="page"/>
      <style:text-properties officeooo:rsid="001b97bc" officeooo:paragraph-rsid="001b97bc"/>
    </style:style>
    <style:style style:name="P9" style:family="paragraph" style:parent-style-name="Standard">
      <style:paragraph-properties fo:break-before="page"/>
      <style:text-properties officeooo:rsid="001e680c" officeooo:paragraph-rsid="001e680c"/>
    </style:style>
    <style:style style:name="P10" style:family="paragraph" style:parent-style-name="Standard">
      <style:text-properties style:text-position="0% 100%" officeooo:rsid="001e680c" officeooo:paragraph-rsid="001e680c"/>
    </style:style>
    <style:style style:name="P11" style:family="paragraph" style:parent-style-name="Standard">
      <style:text-properties style:text-position="0% 100%" officeooo:rsid="001f68e0" officeooo:paragraph-rsid="001e680c"/>
    </style:style>
    <style:style style:name="P12" style:family="paragraph" style:parent-style-name="Standard">
      <style:text-properties style:text-position="0% 100%" officeooo:rsid="001f68e0" officeooo:paragraph-rsid="001f68e0"/>
    </style:style>
    <style:style style:name="P13" style:family="paragraph" style:parent-style-name="Standard">
      <style:text-properties style:text-position="0% 100%" officeooo:rsid="00225f45" officeooo:paragraph-rsid="00225f45"/>
    </style:style>
    <style:style style:name="P14" style:family="paragraph" style:parent-style-name="Standard">
      <style:text-properties style:text-position="0% 100%" officeooo:rsid="0023a126" officeooo:paragraph-rsid="0023a126"/>
    </style:style>
    <style:style style:name="P15" style:family="paragraph" style:parent-style-name="Standard">
      <style:text-properties style:text-position="0% 100%" officeooo:rsid="0023b896" officeooo:paragraph-rsid="0023a126"/>
    </style:style>
    <style:style style:name="P16" style:family="paragraph" style:parent-style-name="Standard">
      <style:text-properties style:text-position="0% 100%" officeooo:rsid="0023b896" officeooo:paragraph-rsid="0023b896"/>
    </style:style>
    <style:style style:name="P17" style:family="paragraph" style:parent-style-name="Standard">
      <style:text-properties style:text-position="0% 100%" officeooo:rsid="00244d5e" officeooo:paragraph-rsid="00244d5e"/>
    </style:style>
    <style:style style:name="P18" style:family="paragraph" style:parent-style-name="Standard">
      <style:text-properties style:text-position="0% 100%" officeooo:rsid="002585b5" officeooo:paragraph-rsid="002585b5"/>
    </style:style>
    <style:style style:name="P19" style:family="paragraph" style:parent-style-name="Standard">
      <style:paragraph-properties>
        <style:tab-stops>
          <style:tab-stop style:position="0.7429in"/>
        </style:tab-stops>
      </style:paragraph-properties>
      <style:text-properties style:text-position="0% 100%" officeooo:rsid="002585b5" officeooo:paragraph-rsid="002585b5"/>
    </style:style>
    <style:style style:name="P20" style:family="paragraph" style:parent-style-name="Standard">
      <style:paragraph-properties fo:break-before="page"/>
      <style:text-properties style:text-position="0% 100%" officeooo:rsid="00225f45" officeooo:paragraph-rsid="00225f45"/>
    </style:style>
    <style:style style:name="P21" style:family="paragraph" style:parent-style-name="Standard">
      <style:paragraph-properties fo:break-before="page"/>
      <style:text-properties style:text-position="0% 100%" officeooo:rsid="00244d5e" officeooo:paragraph-rsid="00244d5e"/>
    </style:style>
    <style:style style:name="T1" style:family="text">
      <style:text-properties officeooo:rsid="001c05a1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23a126"/>
    </style:style>
    <style:style style:name="T5" style:family="text">
      <style:text-properties style:text-position="0% 100%" officeooo:rsid="0023b896"/>
    </style:style>
    <style:style style:name="T6" style:family="text">
      <style:text-properties style:text-position="0% 100%" officeooo:rsid="00225f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KT715</text:p>
      <text:p text:style-name="P1"/>
      <text:p text:style-name="P1">Given data, create a function which separates the data correctly.</text:p>
      <text:p text:style-name="P1"/>
      <text:p text:style-name="P1">Accuracy is the measure of good v bad</text:p>
      <text:p text:style-name="P1"/>
      <text:p text:style-name="P1">Decision(omega I, True class omega j) = error <text:s text:c="5"/>I!=J (0/1 error)</text:p>
      <text:p text:style-name="P1"/>
      <text:p text:style-name="P1"/>
      <text:p text:style-name="P1">Fundamental rule is Bayes rule → Bayes classifier </text:p>
      <text:p text:style-name="P1"/>
      <text:p text:style-name="P1">Bayes rule = P(A|B)*P(B) = P(B|A)*P(A)</text:p>
      <text:p text:style-name="P1"/>
      <text:p text:style-name="P1">urn 1: 7 Red, 3 White</text:p>
      <text:p text:style-name="P1">urn 2: 4 Red, 6 White</text:p>
      <text:p text:style-name="P1"/>
      <text:p text:style-name="P1">P(u1) = 0.9</text:p>
      <text:p text:style-name="P1">P(u2) = 0.1</text:p>
      <text:p text:style-name="P1"/>
      <text:p text:style-name="P1">P(R|u1) = 0.7</text:p>
      <text:p text:style-name="P1">P(W|u1) = 0.3</text:p>
      <text:p text:style-name="P1"/>
      <text:p text:style-name="P1">P(R|u2) = 0.4</text:p>
      <text:p text:style-name="P1">P(W|u2) = 0.6</text:p>
      <text:p text:style-name="P1"/>
      <text:p text:style-name="P1">P(u1|W) = P(W|U1) * P(U1) / P(W)</text:p>
      <text:p text:style-name="P1"/>
      <text:p text:style-name="P1">P(W) = P(W|u1)*P(u1)+P(W|u2)*P(u2)</text:p>
      <text:p text:style-name="P1">P(W) = 0.3*0.9 + 0.6*0.1 = 0.27+ 0.06 = 0.33</text:p>
      <text:p text:style-name="P1"/>
      <text:p text:style-name="P1">P(u1|W) = 0.3*0.9/0.33</text:p>
      <text:p text:style-name="P8">P(omega 1) = 0.5 – no measurements (naive)</text:p>
      <text:p text:style-name="P1">P(omega 2) = 0.5 – No measurement (naive)</text:p>
      <text:p text:style-name="P1">prior<text:span text:style-name="T1">i</text:span> <text:span text:style-name="T1">information</text:span></text:p>
      <text:p text:style-name="P1"/>
      <text:p text:style-name="P2">P(omega1 | x) = (P(x| omega1)*P(omega2))/P(x) – Bayes Rule (Bayesian Classifier)</text:p>
      <text:p text:style-name="P2"/>
      <text:p text:style-name="P2">P(x|w1)*P(w1)/P(X) &gt; w1 &lt; w2 &lt;P(x|w2)*P(w2)/P(x) posteri</text:p>
      <text:p text:style-name="P2"/>
      <text:p text:style-name="P2">If w1 is larger, ans = w1, if w2 is larger, ans = w2</text:p>
      <text:p text:style-name="P2"/>
      <text:p text:style-name="P2">Aim: Find the discriminate function</text:p>
      <text:p text:style-name="P2"/>
      <text:p text:style-name="P2"><text:tab/>Found using training data</text:p>
      <text:p text:style-name="P2"><text:tab/>verified using testing data</text:p>
      <text:p text:style-name="P9">P1 = P(w1)</text:p>
      <text:p text:style-name="P3">P2 = P(w2)</text:p>
      <text:p text:style-name="P3"/>
      <text:p text:style-name="P3">(1/sqrt(2pi)*sigma1)*e ** -((x-my1)**2)/2sigma1**2 <text:s/>P1 &gt;</text:p>
      <text:p text:style-name="P3">&lt; (1/sqrt(2pi)*sigma2)*e**-((x-my2)**2)/2sigma2**2 P2</text:p>
      <text:p text:style-name="P3"/>
      <text:p text:style-name="P3">First part larger = w1</text:p>
      <text:p text:style-name="P3">Second part larger = w2</text:p>
      <text:p text:style-name="P3"/>
      <text:p text:style-name="P3">-log<text:span text:style-name="T2">e</text:span><text:span text:style-name="T3">sqrt(2pi) – log</text:span><text:span text:style-name="T2">e</text:span><text:span text:style-name="T3">sigma 1 – (x-my1)**2 / 2 sigma1**2 + log</text:span><text:span text:style-name="T2">e </text:span><text:span text:style-name="T3">P1 &gt;</text:span></text:p>
      <text:p text:style-name="P3"><text:span text:style-name="T3">&lt; -log</text:span><text:span text:style-name="T2">e</text:span><text:span text:style-name="T3">sqrt(2pi) – log</text:span><text:span text:style-name="T2">e</text:span><text:span text:style-name="T3">sigma 2 – (x-my2)**2 / 2 sigma2**2 + log</text:span><text:span text:style-name="T2">e </text:span><text:span text:style-name="T3">P2</text:span></text:p>
      <text:p text:style-name="P10"/>
      <text:p text:style-name="P10">→</text:p>
      <text:p text:style-name="P11"/>
      <text:p text:style-name="P4"><text:span text:style-name="T3"><text:s/>– log</text:span><text:span text:style-name="T2">e</text:span><text:span text:style-name="T3">sigma 1 – (x-my1)**2 / 2 sigma1**2 + log</text:span><text:span text:style-name="T2">e </text:span><text:span text:style-name="T3">P1 &gt;</text:span></text:p>
      <text:p text:style-name="P4"><text:span text:style-name="T3">&lt; <text:s/>– log</text:span><text:span text:style-name="T2">e</text:span><text:span text:style-name="T3">sigma 2 – (x-my2)**2 / 2 sigma2**2 + log</text:span><text:span text:style-name="T2">e </text:span><text:span text:style-name="T3">P2</text:span></text:p>
      <text:p text:style-name="P12"/>
      <text:p text:style-name="P12">This simplification means that the formula is a quadratic function in x.</text:p>
      <text:p text:style-name="P12">Which means it can be reduced</text:p>
      <text:p text:style-name="P12"/>
      <text:p text:style-name="P12">Ax**2 + Bx + C &gt;&lt;0 ==&gt; optimal bayes classifier</text:p>
      <text:p text:style-name="P12"/>
      <text:p text:style-name="P12">We know my1, my2, sigma 1**2, sigma 2**2</text:p>
      <text:p text:style-name="P12">P1 and P2 are learned</text:p>
      <text:p text:style-name="P12"/>
      <text:p text:style-name="P12">Essentially, if it is larger than 0, w1 less than = w2</text:p>
      <text:p text:style-name="P12"/>
      <text:p text:style-name="P13">Solution is a number → need to know a, b and c</text:p>
      <text:p text:style-name="P13"/>
      <text:p text:style-name="P13">Special cases:</text:p>
      <text:p text:style-name="P13">0, 1 or 2 roots</text:p>
      <text:p text:style-name="P13">1 root (1 overlap between distributions)</text:p>
      <text:p text:style-name="P13">2 root (2 overlaps between the distributions)</text:p>
      <text:p text:style-name="P14">0 roots ()</text:p>
      <text:p text:style-name="P20">-log sigma 1 – (x – my1)**2/(2sigma1)**2 + log P1 &gt;&lt; -log sigma2 – (x-my2)**2/(2sigma2)**2 + log P2</text:p>
      <text:p text:style-name="P13"/>
      <text:p text:style-name="P13"/>
      <text:p text:style-name="P5"><text:span text:style-name="T3">case 1. P1 = P2 <text:tab/><text:tab/><text:tab/></text:span><text:span text:style-name="T4">1 overlap</text:span></text:p>
      <text:p text:style-name="P13"><text:s text:c="5"/>sigma 1 ** 2 = sigma 2 ** 2</text:p>
      <text:p text:style-name="P13"/>
      <text:p text:style-name="P13">1 ==&gt; (x-my2)**2/(2sigma2)**2 – (x-my1)**2/(2sigma2)**2 &gt;&lt; 0</text:p>
      <text:p text:style-name="P13"/>
      <text:p text:style-name="P13">(x-my2)**2 &gt;&lt; (x-my1)**2 --- classify to the closes mean</text:p>
      <text:p text:style-name="P13"/>
      <text:p text:style-name="P14"/>
      <text:p text:style-name="P6"><text:span text:style-name="T3">case 2 </text:span><text:span text:style-name="T5">P1 != P2, sigma 1 != sigma 2</text:span></text:p>
      <text:p text:style-name="P15"/>
      <text:p text:style-name="P7"><text:span text:style-name="T3">(x-my2)**2/(2 sigma 2)**2 – </text:span><text:span text:style-name="T6">(x-my1)**2/(2sigma2)**2 </text:span><text:span text:style-name="T3">&gt;&lt; log (P2/P1) + log (sigma 1/sigma 2)</text:span></text:p>
      <text:p text:style-name="P16"/>
      <text:p text:style-name="P16">x**2 / 2 sigma 2 **2 – x **2 / 2 sigma 1 **2 – 2my1x/2sigma1**2 + <text:s/>2my2x/2sigma2**2 + my2**2/2sigma2**2 – my1**2/2sigma1**2 &gt;&lt; log (P2/P1) + log (sigma 1/sigma 2)</text:p>
      <text:p text:style-name="P21">Mean = 1/N sum(Xi)</text:p>
      <text:p text:style-name="P17">Covariance = 1/(N-1) <text:s/>Sum (i=1 → N) (Xi-M)((Xi-M)transposed)</text:p>
      <text:p text:style-name="P17">covariance is dependent on Mean</text:p>
      <text:p text:style-name="P17"/>
      <text:p text:style-name="P18">Do this first, then compute classifier</text:p>
      <text:p text:style-name="P18"/>
      <text:p text:style-name="P18">Cross-validation</text:p>
      <text:p text:style-name="P19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10:04:50.001138519</meta:creation-date>
    <dc:date>2019-11-25T10:29:17.154565846</dc:date>
    <meta:editing-duration>P3DT1H55M38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5" meta:paragraph-count="63" meta:word-count="431" meta:character-count="2462" meta:non-whitespace-character-count="2054"/>
  </office:meta>
</office:document-meta>
</file>